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cm" fo:min-width="0cm" fo:padding-top="1.1cm" fo:padding-bottom="0.2cm" fo:padding-left="0.2cm" fo:padding-right="0.2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29cm" fo:min-width="0cm" fo:padding-top="0.105cm" fo:padding-bottom="0.105cm" fo:padding-left="0.105cm" fo:padding-right="0.105cm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351cm" fo:min-width="0cm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cm" fo:min-width="0cm" fo:padding-top="0.105cm" fo:padding-bottom="0.105cm" fo:padding-left="0.105cm" fo:padding-right="0.105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4cm" fo:min-width="0cm" fo:padding-top="0.105cm" fo:padding-bottom="0.105cm" fo:padding-left="0.105cm" fo:padding-right="0.105cm"/>
    </style:style>
    <style:style style:name="gr7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196cm" fo:min-width="0cm" fo:padding-top="0.105cm" fo:padding-bottom="0.105cm" fo:padding-left="0.105cm" fo:padding-right="0.105cm"/>
    </style:style>
    <style:style style:name="gr8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39cm" fo:min-width="0cm" fo:padding-top="0.105cm" fo:padding-bottom="0.105cm" fo:padding-left="0.105cm" fo:padding-right="0.105cm"/>
    </style:style>
    <style:style style:name="gr9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95cm" fo:min-width="0cm" fo:padding-top="0.105cm" fo:padding-bottom="0.105cm" fo:padding-left="0.105cm" fo:padding-right="0.105cm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.099cm" fo:min-width="0cm" fo:padding-top="0.2cm" fo:padding-bottom="0.2cm" fo:padding-left="0.2cm" fo:padding-right="0.2cm"/>
    </style:style>
    <style:style style:name="gr11" style:family="graphic" style:parent-style-name="standard">
      <style:graphic-properties draw:stroke="none" draw:fill="solid" draw:fill-color="#ff950e" draw:opacity="30%" draw:textarea-horizontal-align="right" draw:textarea-vertical-align="bottom" draw:auto-grow-height="false" fo:padding-top="0.25cm" fo:padding-bottom="0.25cm" draw:shadow-opacity="30%"/>
    </style:style>
    <style:style style:name="gr12" style:family="graphic" style:parent-style-name="standard">
      <style:graphic-properties draw:stroke="none" draw:fill="solid" draw:fill-color="#aecf00" draw:opacity="20%" draw:textarea-horizontal-align="right" draw:textarea-vertical-align="bottom" draw:auto-grow-height="false" fo:padding-top="0.25cm" fo:padding-bottom="0.25cm" draw:shadow-opacity="20%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525cm" fo:min-width="0cm" fo:padding-top="0cm" fo:padding-bottom="0cm" fo:padding-left="0cm" fo:padding-right="0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19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.16cm" fo:padding-top="0cm" fo:padding-bottom="0cm" fo:padding-left="0cm" fo:padding-right="0cm"/>
    </style:style>
    <style:style style:name="gr22" style:family="graphic" style:parent-style-name="standard" style:list-style-name="L1">
      <style:graphic-properties draw:fill-color="#e6e6ff" draw:textarea-horizontal-align="justify" draw:textarea-vertical-align="middle" draw:auto-grow-height="false"/>
    </style:style>
    <style:style style:name="gr23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fo:padding-top="0cm" fo:padding-bottom="0cm" fo:padding-left="0cm" fo:padding-right="0cm"/>
    </style:style>
    <style:style style:name="gr25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fo:padding-top="0cm" fo:padding-bottom="0cm" fo:padding-left="0cm" fo:padding-right="0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29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2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34" style:family="graphic" style:parent-style-name="standard" style:list-style-name="L1">
      <style:graphic-properties draw:fill-color="#e6e6ff" draw:textarea-horizontal-align="justify" draw:textarea-vertical-align="middle" draw:auto-grow-height="false"/>
    </style:style>
    <style:style style:name="gr35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39" style:family="graphic" style:parent-style-name="standard">
      <style:graphic-properties draw:stroke="none" svg:stroke-color="#000000" draw:fill="solid" draw:fill-color="#4c4c4c" draw:textarea-horizontal-align="left" draw:auto-grow-height="true" draw:auto-grow-width="true" fo:min-height="0cm" fo:min-width="0cm" fo:padding-top="0.33cm" fo:padding-bottom="0.33cm" fo:padding-left="0.5cm" fo:padding-right="0.5cm"/>
    </style:style>
    <style:style style:name="gr40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54cm" fo:min-width="0cm" fo:padding-top="0.105cm" fo:padding-bottom="0.105cm" fo:padding-left="0.105cm" fo:padding-right="0.105cm"/>
    </style:style>
    <style:style style:name="gr41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gr4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484cm" fo:min-width="0cm" fo:padding-top="0.105cm" fo:padding-bottom="0.105cm" fo:padding-left="0.105cm" fo:padding-right="0.105cm"/>
    </style:style>
    <style:style style:name="gr43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984cm" fo:min-width="0cm" fo:padding-top="0.105cm" fo:padding-bottom="0.105cm" fo:padding-left="0.105cm" fo:padding-right="0.105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/>
      <style:text-properties fo:font-family="'Sans serif'" style:font-family-generic="swiss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Sans serif'" style:font-family-generic="swiss" fo:font-size="7pt" style:font-size-asian="7pt" style:font-size-complex="7pt"/>
    </style:style>
    <style:style style:name="P5" style:family="paragraph">
      <style:paragraph-properties fo:text-align="center"/>
      <style:text-properties fo:font-family="'Sans serif'" style:font-family-generic="swiss" fo:font-size="10pt" style:font-size-asian="10pt" style:font-size-complex="10pt"/>
    </style:style>
    <style:style style:name="P6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  <style:text-properties fo:font-family="'Sans serif'" style:font-family-generic="swiss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Sans Serif'" style:font-family-generic="swiss" fo:font-size="10pt" style:font-size-asian="10pt" style:font-size-complex="10pt"/>
    </style:style>
    <style:style style:name="P10" style:family="paragraph">
      <style:paragraph-properties fo:text-align="center"/>
      <style:text-properties fo:font-family="'Sans Serif'" style:font-family-generic="swiss" fo:font-size="10pt" style:font-size-asian="10pt" style:font-size-complex="10pt"/>
    </style:style>
    <style:style style:name="P11" style:family="paragraph">
      <style:paragraph-properties fo:text-align="center"/>
      <style:text-properties fo:font-family="'Sans Serif'" style:font-style-name="Standard" style:font-family-generic="swiss" fo:font-size="10pt" style:font-size-asian="18pt" style:font-size-complex="18pt"/>
    </style:style>
    <style:style style:name="P12" style:family="paragraph">
      <style:paragraph-properties fo:text-align="center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5" style:family="paragraph">
      <style:paragraph-properties fo:text-align="end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6" style:family="paragraph">
      <style:text-properties fo:color="#ffffff" fo:font-family="'Sans Serif'" style:font-family-generic="swiss" fo:font-size="16pt" style:font-size-asian="16pt" style:font-size-complex="16pt"/>
    </style:style>
    <style:style style:name="T1" style:family="text">
      <style:text-properties fo:font-family="'Sans serif'" style:font-family-generic="swiss" fo:font-size="8pt" style:font-size-asian="8pt" style:font-size-complex="8pt"/>
    </style:style>
    <style:style style:name="T2" style:family="text">
      <style:text-properties style:use-window-font-color="true" fo:font-family="'Sans serif'" style:font-family-generic="swiss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66666" fo:font-family="'Sans serif'" style:font-family-generic="swiss" fo:font-size="6.5pt" style:font-size-asian="6.5pt" style:font-size-complex="6.5pt"/>
    </style:style>
    <style:style style:name="T4" style:family="text">
      <style:text-properties fo:color="#000000" fo:font-family="'Sans serif'" style:font-family-generic="swiss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Sans serif'" style:font-family-generic="swiss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808080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use-window-font-color="true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cc6633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family="'Sans Serif'" style:font-family-generic="swiss" fo:font-size="10pt" style:font-size-asian="10pt" style:font-size-complex="10pt"/>
    </style:style>
    <style:style style:name="T11" style:family="text"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T12" style:family="text">
      <style:text-properties fo:color="#ffffff" fo:font-family="'Sans Serif'" style:font-family-generic="swiss" fo:font-size="16pt" style:font-size-asian="16pt" style:font-size-complex="16pt"/>
    </style:style>
    <style:style style:name="T13" style:family="text">
      <style:text-properties fo:color="#000000" fo:font-family="'Sans serif'" style:font-family-generic="swiss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xception hierarchy" draw:style-name="dp1" draw:master-page-name="Predefinito">
        <draw:frame draw:style-name="gr1" draw:text-style-name="P2" draw:layer="layout" svg:width="4.5cm" svg:height="5.591cm" svg:x="13cm" svg:y="24.15cm">
          <draw:text-box>
            <text:p text:style-name="P1"><text:span text:style-name="T1">m_bInFlight</text:span></text:p>
            <text:p text:style-name="P1"><text:span text:style-name="T1">m_pszSourceFunction</text:span></text:p>
            <text:p text:style-name="P1"><text:span text:style-name="T1">m_pszSourceFileName</text:span></text:p>
            <text:p text:style-name="P1"><text:span text:style-name="T1">m_iSourceLine</text:span></text:p>
            <text:p text:style-name="P1"><text:span text:style-name="T1">m_pszWhat</text:span></text:p>
            <text:p text:style-name="P1"><text:span text:style-name="T1">_before_throw()</text:span></text:p>
            <text:p text:style-name="P1"><text:span text:style-name="T1">_print_extended_info()</text:span></text:p>
            <text:p text:style-name="P1"><text:span text:style-name="T1">_uncaught_exception_end()</text:span></text:p>
            <text:p text:style-name="P1"><text:span text:style-name="T1">what() +</text:span></text:p>
          </draw:text-box>
        </draw:frame>
        <draw:frame draw:style-name="gr2" draw:text-style-name="P4" xml:id="id2" draw:id="id2" draw:layer="layout" svg:width="4.5cm" svg:height="0.889cm" svg:x="13cm" svg:y="24.15cm">
          <draw:text-box>
            <text:p text:style-name="P3"><text:span text:style-name="T2">exception</text:span></text:p>
            <text:p text:style-name="P3"><text:span text:style-name="T3">Base class for exceptions</text:span></text:p>
          </draw:text-box>
          <draw:glue-point draw:id="4" svg:x="5cm" svg:y="2.5cm"/>
          <draw:glue-point draw:id="5" svg:x="5cm" svg:y="-2.5cm"/>
        </draw:frame>
        <draw:connector draw:style-name="gr3" draw:text-style-name="P3" draw:layer="layout" draw:type="curve" svg:x1="20cm" svg:y1="24.594cm" svg:x2="17.5cm" svg:y2="24.594cm" draw:start-shape="id1" draw:start-glue-point="3" draw:end-shape="id2" draw:end-glue-point="1" svg:d="m20000 24594h-2500" svg:viewBox="0 0 2501 1">
          <text:p/>
        </draw:connector>
        <draw:frame draw:style-name="gr2" draw:text-style-name="P5" xml:id="id3" draw:id="id3" draw:layer="layout" svg:width="5.25cm" svg:height="0.889cm" svg:x="27cm" svg:y="15.855cm">
          <draw:text-box>
            <text:p text:style-name="P3"><text:span text:style-name="T2">arithmetic_error</text:span></text:p>
            <text:p text:style-name="P3"><text:span text:style-name="T3">Arithmetic exceptions</text:span></text:p>
          </draw:text-box>
          <draw:glue-point draw:id="4" svg:x="5cm" svg:y="-2.5cm"/>
          <draw:glue-point draw:id="5" svg:x="5cm" svg:y="2.5cm"/>
        </draw:frame>
        <draw:frame draw:style-name="gr1" draw:text-style-name="P2" draw:layer="layout" svg:width="3.75cm" svg:height="2.126cm" svg:x="20cm" svg:y="24.15cm">
          <draw:text-box>
            <text:p text:style-name="P1"><text:span text:style-name="T1">m_err</text:span></text:p>
            <text:p text:style-name="P1"><text:span text:style-name="T1">get_os_error()</text:span></text:p>
          </draw:text-box>
        </draw:frame>
        <draw:frame draw:style-name="gr4" draw:text-style-name="P5" xml:id="id1" draw:id="id1" draw:layer="layout" svg:width="3.75cm" svg:height="0.889cm" svg:x="20cm" svg:y="24.15cm">
          <draw:text-box>
            <text:p text:style-name="P3"><text:span text:style-name="T2">generic_error</text:span></text:p>
            <text:p text:style-name="P3"><text:span text:style-name="T3">Error-related exception</text:span></text:p>
          </draw:text-box>
          <draw:glue-point draw:id="4" svg:x="5cm" svg:y="-4.239cm"/>
          <draw:glue-point draw:id="5" svg:x="5cm" svg:y="-2.853cm" draw:escape-direction="right"/>
          <draw:glue-point draw:id="6" svg:x="5cm" svg:y="-3.777cm"/>
          <draw:glue-point draw:id="7" svg:x="5cm" svg:y="-3.315cm"/>
          <draw:glue-point draw:id="8" svg:x="5cm" svg:y="-1.467cm"/>
          <draw:glue-point draw:id="9" svg:x="5cm" svg:y="-1.005cm"/>
          <draw:glue-point draw:id="10" svg:x="5cm" svg:y="0.38cm"/>
          <draw:glue-point draw:id="11" svg:x="5cm" svg:y="1.304cm"/>
          <draw:glue-point draw:id="12" svg:x="5cm" svg:y="1.766cm"/>
          <draw:glue-point draw:id="13" svg:x="5cm" svg:y="2.228cm"/>
          <draw:glue-point draw:id="14" svg:x="5cm" svg:y="3.614cm"/>
          <draw:glue-point draw:id="15" svg:x="5cm" svg:y="4.076cm"/>
          <draw:glue-point draw:id="16" svg:x="5cm" svg:y="-2.391cm"/>
          <draw:glue-point draw:id="17" svg:x="5cm" svg:y="-1.929cm"/>
          <draw:glue-point draw:id="18" svg:x="5cm" svg:y="-0.543cm"/>
          <draw:glue-point draw:id="19" svg:x="5cm" svg:y="-0.081cm"/>
          <draw:glue-point draw:id="20" svg:x="5cm" svg:y="0.842cm"/>
          <draw:glue-point draw:id="21" svg:x="5cm" svg:y="2.69cm"/>
          <draw:glue-point draw:id="22" svg:x="5cm" svg:y="3.152cm"/>
          <draw:glue-point draw:id="23" svg:x="5cm" svg:y="4.538cm"/>
        </draw:frame>
        <draw:connector draw:style-name="gr3" draw:text-style-name="P3" draw:layer="layout" draw:type="curve" svg:x1="27cm" svg:y1="16.299cm" svg:x2="23.75cm" svg:y2="24.423cm" draw:start-shape="id3" draw:start-glue-point="3" draw:end-shape="id1" draw:end-glue-point="17" svg:d="m27000 16299c-2437 0-813 8124-3250 8124" svg:viewBox="0 0 3251 8125">
          <text:p/>
        </draw:connector>
        <draw:connector draw:style-name="gr3" draw:text-style-name="P3" draw:layer="layout" draw:type="curve" svg:x1="20cm" svg:y1="28.494cm" svg:x2="17.5cm" svg:y2="24.816cm" draw:start-shape="id4" draw:start-glue-point="3" draw:end-shape="id2" draw:end-glue-point="4" svg:d="m20000 28494c-1875 0-625-3678-2500-3678" svg:viewBox="0 0 2501 3679">
          <text:p/>
        </draw:connector>
        <draw:frame draw:style-name="gr2" draw:text-style-name="P5" xml:id="id4" draw:id="id4" draw:layer="layout" svg:width="3.75cm" svg:height="0.889cm" svg:x="20cm" svg:y="28.05cm">
          <draw:text-box>
            <text:p text:style-name="P3"><text:span text:style-name="T2">user_interrupt</text:span></text:p>
            <text:p text:style-name="P3"><text:span text:style-name="T3">The user hit an interrupt key</text:span></text:p>
          </draw:text-box>
        </draw:frame>
        <draw:frame draw:style-name="gr2" draw:text-style-name="P5" xml:id="id5" draw:id="id5" draw:layer="layout" svg:width="5.5cm" svg:height="0.889cm" svg:x="35.25cm" svg:y="14.344cm">
          <draw:text-box>
            <text:p text:style-name="P3"><text:span text:style-name="T4">division_by_zero_error</text:span></text:p>
            <text:p text:style-name="P3"><text:span text:style-name="T3">Divisor of div/mod is zero</text:span></text:p>
          </draw:text-box>
        </draw:frame>
        <draw:connector draw:style-name="gr3" draw:text-style-name="P3" draw:layer="layout" draw:type="curve" svg:x1="35.25cm" svg:y1="14.788cm" svg:x2="32.25cm" svg:y2="16.077cm" draw:start-shape="id5" draw:start-glue-point="3" draw:end-shape="id3" draw:end-glue-point="4" svg:d="m35250 14788c-2250 0-750 1289-3000 1289" svg:viewBox="0 0 3001 1290">
          <text:p/>
        </draw:connector>
        <draw:frame draw:style-name="gr2" draw:text-style-name="P5" xml:id="id6" draw:id="id6" draw:layer="layout" svg:width="5.5cm" svg:height="0.889cm" svg:x="35.25cm" svg:y="15.844cm">
          <draw:text-box>
            <text:p text:style-name="P3"><text:span text:style-name="T4">floating_point_error</text:span></text:p>
            <text:p text:style-name="P3"><text:span text:style-name="T3">A floating point operation failed</text:span></text:p>
          </draw:text-box>
        </draw:frame>
        <draw:connector draw:style-name="gr3" draw:text-style-name="P3" draw:layer="layout" draw:type="curve" svg:x1="35.25cm" svg:y1="16.288cm" svg:x2="32.25cm" svg:y2="16.299cm" draw:start-shape="id6" draw:start-glue-point="3" draw:end-shape="id3" draw:end-glue-point="1" svg:d="m35250 16288c-2250 0-750 11-3000 11" svg:viewBox="0 0 3001 12">
          <text:p/>
        </draw:connector>
        <draw:frame draw:style-name="gr2" draw:text-style-name="P5" xml:id="id7" draw:id="id7" draw:layer="layout" svg:width="5.5cm" svg:height="1.156cm" svg:x="35.25cm" svg:y="17.344cm">
          <draw:text-box>
            <text:p text:style-name="P3"><text:span text:style-name="T4">overflow_error</text:span></text:p>
            <text:p text:style-name="P3"><text:span text:style-name="T3">Result of arithmetic operation too large to be represented</text:span></text:p>
          </draw:text-box>
        </draw:frame>
        <draw:connector draw:style-name="gr3" draw:text-style-name="P3" draw:layer="layout" draw:type="curve" svg:x1="35.25cm" svg:y1="17.922cm" svg:x2="32.25cm" svg:y2="16.521cm" draw:start-shape="id7" draw:start-glue-point="3" draw:end-shape="id3" draw:end-glue-point="5" svg:d="m35250 17922c-2250 0-750-1401-3000-1401" svg:viewBox="0 0 3001 1402">
          <text:p/>
        </draw:connector>
        <draw:frame draw:style-name="gr2" draw:text-style-name="P5" xml:id="id8" draw:id="id8" draw:layer="layout" svg:width="5.25cm" svg:height="0.889cm" svg:x="27cm" svg:y="27.15cm">
          <draw:text-box>
            <text:p text:style-name="P3"><text:span text:style-name="T2">lookup_error</text:span></text:p>
            <text:p text:style-name="P3"><text:span text:style-name="T3">Invalid index or key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27.594cm" svg:x2="23.75cm" svg:y2="24.668cm" draw:start-shape="id8" draw:start-glue-point="3" draw:end-shape="id1" draw:end-glue-point="20" svg:d="m27000 27594c-2437 0-813-2926-3250-2926" svg:viewBox="0 0 3251 2927">
          <text:p/>
        </draw:connector>
        <draw:frame draw:style-name="gr2" draw:text-style-name="P5" xml:id="id9" draw:id="id9" draw:layer="layout" svg:width="5.25cm" svg:height="0.889cm" svg:x="27cm" svg:y="21.666cm">
          <draw:text-box>
            <text:p text:style-name="P3"><text:span text:style-name="T2">environment_error</text:span></text:p>
            <text:p text:style-name="P3"><text:span text:style-name="T3">Application-independent error</text:span></text:p>
          </draw:text-box>
          <draw:glue-point draw:id="4" svg:x="5cm" svg:y="-3.333cm" draw:escape-direction="right"/>
          <draw:glue-point draw:id="5" svg:x="5cm" svg:y="3.333cm"/>
          <draw:glue-point draw:id="6" svg:x="5cm" svg:y="-1.666cm"/>
          <draw:glue-point draw:id="7" svg:x="5cm" svg:y="1.666cm"/>
        </draw:frame>
        <draw:connector draw:style-name="gr3" draw:text-style-name="P3" draw:layer="layout" draw:type="curve" svg:x1="27cm" svg:y1="22.11cm" svg:x2="23.75cm" svg:y2="24.505cm" draw:start-shape="id9" draw:start-glue-point="3" draw:end-shape="id1" draw:end-glue-point="9" svg:d="m27000 22110c-2437 0-813 2395-3250 2395" svg:viewBox="0 0 3251 2396">
          <text:p/>
        </draw:connector>
        <draw:frame draw:style-name="gr1" draw:text-style-name="P2" draw:layer="layout" svg:width="5.5cm" svg:height="2.621cm" svg:x="35.25cm" svg:y="25.5cm">
          <draw:text-box>
            <text:p text:style-name="P1"><text:span text:style-name="T1">m_iInvalid</text:span></text:p>
            <text:p text:style-name="P1"><text:span text:style-name="T1">get_index()</text:span></text:p>
            <text:p text:style-name="P1"><text:span text:style-name="T1">_print_extended_info() +</text:span></text:p>
          </draw:text-box>
        </draw:frame>
        <draw:frame draw:style-name="gr2" draw:text-style-name="P5" xml:id="id10" draw:id="id10" draw:layer="layout" svg:width="5.5cm" svg:height="0.889cm" svg:x="35.25cm" svg:y="25.5cm">
          <draw:text-box>
            <text:p text:style-name="P3"><text:span text:style-name="T2">index_error</text:span></text:p>
            <text:p text:style-name="P3"><text:span text:style-name="T3">Sequence subscript out of range</text:span></text:p>
          </draw:text-box>
        </draw:frame>
        <draw:connector draw:style-name="gr3" draw:text-style-name="P3" draw:layer="layout" draw:type="curve" svg:x1="35.25cm" svg:y1="25.944cm" svg:x2="32.25cm" svg:y2="27.372cm" draw:start-shape="id10" draw:start-glue-point="3" draw:end-shape="id8" draw:end-glue-point="4" svg:d="m35250 25944c-2250 0-750 1428-3000 1428" svg:viewBox="0 0 3001 1429">
          <text:p/>
        </draw:connector>
        <draw:frame draw:style-name="gr5" draw:text-style-name="P5" xml:id="id11" draw:id="id11" draw:layer="layout" svg:width="5.5cm" svg:height="0.889cm" svg:x="35.25cm" svg:y="28.944cm">
          <draw:text-box>
            <text:p text:style-name="P3"><text:span text:style-name="T2">key_error</text:span></text:p>
            <text:p text:style-name="P3"><text:span text:style-name="T3">Mapping key not in the set</text:span></text:p>
          </draw:text-box>
        </draw:frame>
        <draw:connector draw:style-name="gr3" draw:text-style-name="P3" draw:layer="layout" draw:type="curve" svg:x1="35.25cm" svg:y1="29.388cm" svg:x2="32.25cm" svg:y2="27.816cm" draw:start-shape="id11" draw:start-glue-point="3" draw:end-shape="id8" draw:end-glue-point="5" svg:d="m35250 29388c-2250 0-750-1572-3000-1572" svg:viewBox="0 0 3001 1573">
          <text:p/>
        </draw:connector>
        <draw:frame draw:style-name="gr2" draw:text-style-name="P5" xml:id="id12" draw:id="id12" draw:layer="layout" svg:width="5.5cm" svg:height="0.889cm" svg:x="35.25cm" svg:y="20.827cm">
          <draw:text-box>
            <text:p text:style-name="P3"><text:span text:style-name="T2">io_error</text:span></text:p>
            <text:p text:style-name="P3"><text:span text:style-name="T3">I/O-related failure of I/O oper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1.271cm" svg:x2="32.25cm" svg:y2="21.962cm" draw:start-shape="id12" draw:start-glue-point="3" draw:end-shape="id9" draw:end-glue-point="6" svg:d="m35250 21271c-2250 0-750 691-3000 691" svg:viewBox="0 0 3001 692">
          <text:p/>
        </draw:connector>
        <draw:frame draw:style-name="gr6" draw:text-style-name="P5" xml:id="id13" draw:id="id13" draw:layer="layout" svg:width="5.25cm" svg:height="0.889cm" svg:x="27cm" svg:y="34.6cm">
          <draw:text-box>
            <text:p text:style-name="P3"><text:span text:style-name="T2">memory_allocation_error</text:span></text:p>
            <text:p text:style-name="P3"><text:span text:style-name="T3">Failed memory allocation request</text:span></text:p>
          </draw:text-box>
          <draw:glue-point draw:id="4" svg:x="-5cm" svg:y="-1.666cm"/>
          <draw:glue-point draw:id="5" svg:x="-5cm" svg:y="1.666cm"/>
        </draw:frame>
        <draw:connector draw:style-name="gr3" draw:text-style-name="P3" draw:layer="layout" draw:type="curve" svg:x1="27cm" svg:y1="34.896cm" svg:x2="23.75cm" svg:y2="24.75cm" draw:start-shape="id13" draw:start-glue-point="4" draw:end-shape="id1" draw:end-glue-point="12" svg:d="m27000 34896c-2437 0-813-10146-3250-10146" svg:viewBox="0 0 3251 10147">
          <text:p/>
        </draw:connector>
        <draw:frame draw:style-name="gr2" draw:text-style-name="P5" xml:id="id14" draw:id="id14" draw:layer="layout" svg:width="5.25cm" svg:height="0.889cm" svg:x="27cm" svg:y="36.1cm">
          <draw:text-box>
            <text:p text:style-name="P3"><text:span text:style-name="T2">not_implemented_error</text:span></text:p>
            <text:p text:style-name="P3"><text:span text:style-name="T3">Functionality not implemented</text:span></text:p>
          </draw:text-box>
        </draw:frame>
        <draw:connector draw:style-name="gr3" draw:text-style-name="P3" draw:layer="layout" draw:type="curve" svg:x1="27cm" svg:y1="36.544cm" svg:x2="23.75cm" svg:y2="24.833cm" draw:start-shape="id14" draw:start-glue-point="3" draw:end-shape="id1" draw:end-glue-point="21" svg:d="m27000 36544c-2437 0-813-11711-3250-11711" svg:viewBox="0 0 3251 11712">
          <text:p/>
        </draw:connector>
        <draw:frame draw:style-name="gr2" draw:text-style-name="P5" xml:id="id15" draw:id="id15" draw:layer="layout" svg:width="5.25cm" svg:height="1.156cm" svg:x="27cm" svg:y="13.994cm">
          <draw:text-box>
            <text:p text:style-name="P3"><text:span text:style-name="T4">attribute_error</text:span></text:p>
            <text:p text:style-name="P3"><text:span text:style-name="T3">Failure on attribute reference or assignment</text:span></text:p>
          </draw:text-box>
        </draw:frame>
        <draw:connector draw:style-name="gr3" draw:text-style-name="P3" draw:layer="layout" draw:type="curve" svg:x1="27cm" svg:y1="14.572cm" svg:x2="23.75cm" svg:y2="24.341cm" draw:start-shape="id15" draw:start-glue-point="3" draw:end-shape="id1" draw:end-glue-point="5" svg:d="m27000 14572c-2437 0-813 9769-3250 9769" svg:viewBox="0 0 3251 9770">
          <text:p/>
        </draw:connector>
        <draw:frame draw:style-name="gr2" draw:text-style-name="P5" xml:id="id16" draw:id="id16" draw:layer="layout" svg:width="5.5cm" svg:height="0.889cm" svg:x="35.25cm" svg:y="19.266cm">
          <draw:text-box>
            <text:p text:style-name="P3"><text:span text:style-name="T2">file_not_found_error</text:span></text:p>
            <text:p text:style-name="P3"><text:span text:style-name="T3">File not found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19.71cm" svg:x2="32.25cm" svg:y2="21.814cm" draw:start-shape="id16" draw:start-glue-point="3" draw:end-shape="id9" draw:end-glue-point="4" svg:d="m35250 19710c-2250 0-750 2104-3000 2104" svg:viewBox="0 0 3001 2105">
          <text:p/>
        </draw:connector>
        <draw:frame draw:style-name="gr2" draw:text-style-name="P5" xml:id="id17" draw:id="id17" draw:layer="layout" svg:width="4.25cm" svg:height="0.889cm" svg:x="42.75cm" svg:y="20cm">
          <draw:text-box>
            <text:p text:style-name="P3"><text:span text:style-name="T2">buffer_error</text:span></text:p>
            <text:p text:style-name="P3"><text:span text:style-name="T3">Buffer-related error (overflow)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42.75cm" svg:y1="20.444cm" svg:x2="40.75cm" svg:y2="21.049cm" draw:start-shape="id17" draw:start-glue-point="3" draw:end-shape="id12" draw:end-glue-point="4" svg:d="m42750 20444c-1500 0-500 605-2000 605" svg:viewBox="0 0 2001 606">
          <text:p/>
        </draw:connector>
        <draw:frame draw:style-name="gr2" draw:text-style-name="P5" xml:id="id18" draw:id="id18" draw:layer="layout" svg:width="5.5cm" svg:height="0.889cm" svg:x="35.25cm" svg:y="23.966cm">
          <draw:text-box>
            <text:p text:style-name="P3"><text:span text:style-name="T2">security_error</text:span></text:p>
            <text:p text:style-name="P3"><text:span text:style-name="T3">Security viol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4.41cm" svg:x2="32.25cm" svg:y2="22.406cm" draw:start-shape="id18" draw:start-glue-point="3" draw:end-shape="id9" draw:end-glue-point="5" svg:d="m35250 24410c-2250 0-750-2004-3000-2004" svg:viewBox="0 0 3001 2005">
          <text:p/>
        </draw:connector>
        <draw:frame draw:style-name="gr7" draw:text-style-name="P5" xml:id="id19" draw:id="id19" draw:layer="layout" svg:width="5.25cm" svg:height="1.156cm" svg:x="27cm" svg:y="12.094cm">
          <draw:text-box>
            <text:p text:style-name="P3"><text:span text:style-name="T4">argument_error</text:span></text:p>
            <text:p text:style-name="P3"><text:span text:style-name="T3">Inappropriate value passed as argument to function/method</text:span></text:p>
          </draw:text-box>
        </draw:frame>
        <draw:connector draw:style-name="gr3" draw:text-style-name="P3" draw:layer="layout" draw:type="curve" svg:x1="27cm" svg:y1="12.672cm" svg:x2="23.75cm" svg:y2="24.259cm" draw:start-shape="id19" draw:start-glue-point="3" draw:end-shape="id1" draw:end-glue-point="6" svg:d="m27000 12672c-2437 0-813 11587-3250 11587" svg:viewBox="0 0 3251 11588">
          <text:p/>
        </draw:connector>
        <draw:frame draw:style-name="gr6" draw:text-style-name="P5" xml:id="id20" draw:id="id20" draw:layer="layout" svg:width="4.25cm" svg:height="0.889cm" svg:x="42.75cm" svg:y="21.577cm">
          <draw:text-box>
            <text:p text:style-name="P3"><text:span text:style-name="T2">network_io_error</text:span></text:p>
            <text:p text:style-name="P3"><text:span text:style-name="T3">Network-related I/O error</text:span></text:p>
          </draw:text-box>
          <draw:glue-point draw:id="4" svg:x="5cm" svg:y="-2.5cm"/>
          <draw:glue-point draw:id="5" svg:x="5cm" svg:y="2.5cm"/>
          <draw:glue-point draw:id="6" svg:x="-5cm" svg:y="-2.142cm"/>
          <draw:glue-point draw:id="7" svg:x="-5cm" svg:y="2.142cm"/>
        </draw:frame>
        <draw:connector draw:style-name="gr3" draw:text-style-name="P3" draw:layer="layout" draw:type="curve" svg:x1="42.75cm" svg:y1="21.831cm" svg:x2="40.75cm" svg:y2="21.493cm" draw:start-shape="id20" draw:start-glue-point="6" draw:end-shape="id12" draw:end-glue-point="5" svg:d="m42750 21831c-1500 0-500-338-2000-338" svg:viewBox="0 0 2001 339">
          <text:p/>
        </draw:connector>
        <draw:frame draw:style-name="gr2" draw:text-style-name="P5" xml:id="id21" draw:id="id21" draw:layer="layout" svg:width="5.5cm" svg:height="0.889cm" svg:x="35.25cm" svg:y="22.411cm">
          <draw:text-box>
            <text:p text:style-name="P3"><text:span text:style-name="T2">network_error</text:span></text:p>
            <text:p text:style-name="P3"><text:span text:style-name="T3">Network-related error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2.855cm" svg:x2="32.25cm" svg:y2="22.11cm" draw:start-shape="id21" draw:start-glue-point="3" draw:end-shape="id9" svg:d="m35250 22855c-2250 0-750-745-3000-745" svg:viewBox="0 0 3001 746">
          <text:p/>
        </draw:connector>
        <draw:connector draw:style-name="gr3" draw:text-style-name="P3" draw:layer="layout" draw:type="curve" svg:x1="42.75cm" svg:y1="22.211cm" svg:x2="40.75cm" svg:y2="22.633cm" draw:start-shape="id20" draw:start-glue-point="7" draw:end-shape="id21" draw:end-glue-point="4" svg:d="m42750 22211c-1500 0-500 422-2000 422" svg:viewBox="0 0 2001 423">
          <text:p/>
        </draw:connector>
        <draw:frame draw:style-name="gr5" draw:text-style-name="P4" xml:id="id22" draw:id="id22" draw:layer="layout" svg:width="4cm" svg:height="0.622cm" svg:x="1.5cm" svg:y="24.28cm">
          <draw:text-box>
            <text:p text:style-name="P3"><text:span text:style-name="T2">std::exception</text:span></text:p>
          </draw:text-box>
          <draw:glue-point draw:id="4" svg:x="5cm" svg:y="-3.562cm"/>
          <draw:glue-point draw:id="5" svg:x="5cm" svg:y="-1.849cm"/>
          <draw:glue-point draw:id="6" svg:x="5cm" svg:y="1.575cm"/>
          <draw:glue-point draw:id="7" svg:x="5cm" svg:y="3.288cm"/>
        </draw:frame>
        <draw:connector draw:style-name="gr3" draw:text-style-name="P3" draw:layer="layout" draw:type="curve" svg:x1="13cm" svg:y1="24.594cm" svg:x2="5.5cm" svg:y2="24.591cm" draw:start-shape="id2" draw:start-glue-point="3" draw:end-shape="id22" draw:end-glue-point="1" svg:d="m13000 24594c-5625 0-1875-3-7500-3" svg:viewBox="0 0 7501 4">
          <text:p/>
        </draw:connector>
        <draw:frame draw:style-name="gr2" draw:text-style-name="P5" xml:id="id23" draw:id="id23" draw:layer="layout" svg:width="5.25cm" svg:height="0.889cm" svg:x="27cm" svg:y="24.2cm">
          <draw:text-box>
            <text:p text:style-name="P3"><text:span text:style-name="T2">invalid_path_error</text:span></text:p>
            <text:p text:style-name="P3"><text:span text:style-name="T3">A provided path is not valid</text:span></text:p>
          </draw:text-box>
        </draw:frame>
        <draw:connector draw:style-name="gr3" draw:text-style-name="P3" draw:layer="layout" draw:type="curve" svg:x1="27cm" svg:y1="24.644cm" svg:x2="23.75cm" svg:y2="24.587cm" draw:start-shape="id23" draw:start-glue-point="3" draw:end-shape="id1" draw:end-glue-point="19" svg:d="m27000 24644c-2437 0-813-57-3250-57" svg:viewBox="0 0 3251 58">
          <text:p/>
        </draw:connector>
        <draw:frame draw:style-name="gr1" draw:text-style-name="P2" draw:layer="layout" svg:width="5.25cm" svg:height="3.611cm" svg:x="27cm" svg:y="37.6cm">
          <draw:text-box>
            <text:p text:style-name="P1"><text:span text:style-name="T1">m_pszDescription</text:span></text:p>
            <text:p text:style-name="P1"><text:span text:style-name="T1">m_pszSource</text:span></text:p>
            <text:p text:style-name="P1"><text:span text:style-name="T1">m_iChar</text:span></text:p>
            <text:p text:style-name="P1"><text:span text:style-name="T1">m_iLine</text:span></text:p>
            <text:p text:style-name="P1"><text:span text:style-name="T1">_print_extended_info() +</text:span></text:p>
          </draw:text-box>
        </draw:frame>
        <draw:frame draw:style-name="gr2" draw:text-style-name="P5" xml:id="id24" draw:id="id24" draw:layer="layout" svg:width="5.25cm" svg:height="0.889cm" svg:x="27cm" svg:y="37.6cm">
          <draw:text-box>
            <text:p text:style-name="P3"><text:span text:style-name="T2">syntax_error</text:span></text:p>
            <text:p text:style-name="P3"><text:span text:style-name="T3">Invalid syntax in the specified expression</text:span></text:p>
          </draw:text-box>
        </draw:frame>
        <draw:connector draw:style-name="gr3" draw:text-style-name="P3" draw:layer="layout" draw:type="curve" svg:x1="27cm" svg:y1="38.044cm" svg:x2="23.75cm" svg:y2="24.915cm" draw:start-shape="id24" draw:start-glue-point="3" draw:end-shape="id1" draw:end-glue-point="14" svg:d="m27000 38044c-2437 0-813-13129-3250-13129" svg:viewBox="0 0 3251 13130">
          <text:p/>
        </draw:connector>
        <draw:frame draw:style-name="gr1" draw:text-style-name="P2" draw:layer="layout" svg:width="5.25cm" svg:height="2.621cm" svg:x="27cm" svg:y="31.2cm">
          <draw:text-box>
            <text:p text:style-name="P1"><text:span text:style-name="T1">m_pInvalid</text:span></text:p>
            <text:p text:style-name="P1"><text:span text:style-name="T1">get_address()</text:span></text:p>
            <text:p text:style-name="P1"><text:span text:style-name="T1">_print_extended_info() +</text:span></text:p>
          </draw:text-box>
        </draw:frame>
        <draw:connector draw:style-name="gr3" draw:text-style-name="P3" draw:layer="layout" draw:type="curve" svg:x1="27cm" svg:y1="42.445cm" svg:x2="23.75cm" svg:y2="24.956cm" draw:start-shape="id25" draw:start-glue-point="3" draw:end-shape="id1" draw:end-glue-point="15" svg:d="m27000 42445c-2437 0-813-17489-3250-17489" svg:viewBox="0 0 3251 17490">
          <text:p/>
        </draw:connector>
        <draw:frame draw:style-name="gr2" draw:text-style-name="P5" xml:id="id25" draw:id="id25" draw:layer="layout" svg:width="5.25cm" svg:height="0.889cm" svg:x="27cm" svg:y="42.001cm">
          <draw:text-box>
            <text:p text:style-name="P3"><text:span text:style-name="T2">text_error</text:span></text:p>
            <text:p text:style-name="P3"><text:span text:style-name="T3">Text encoding/decoding error</text:span></text:p>
          </draw:text-box>
          <draw:glue-point draw:id="4" svg:x="5cm" svg:y="-2.5cm"/>
          <draw:glue-point draw:id="5" svg:x="5cm" svg:y="2.5cm"/>
        </draw:frame>
        <draw:frame draw:style-name="gr8" draw:text-style-name="P5" xml:id="id26" draw:id="id26" draw:layer="layout" svg:width="5.5cm" svg:height="0.889cm" svg:x="35.25cm" svg:y="41.251cm">
          <draw:text-box>
            <text:p text:style-name="P3"><text:span text:style-name="T2">text_decoding_error</text:span></text:p>
            <text:p text:style-name="P3"><text:span text:style-name="T3">Text decoding error</text:span></text:p>
          </draw:text-box>
        </draw:frame>
        <draw:connector draw:style-name="gr3" draw:text-style-name="P3" draw:layer="layout" draw:type="curve" svg:x1="35.25cm" svg:y1="41.695cm" svg:x2="32.25cm" svg:y2="42.223cm" draw:start-shape="id26" draw:start-glue-point="3" draw:end-shape="id25" draw:end-glue-point="4" svg:d="m35250 41695c-2250 0-750 528-3000 528" svg:viewBox="0 0 3001 529">
          <text:p/>
        </draw:connector>
        <draw:frame draw:style-name="gr9" draw:text-style-name="P5" xml:id="id27" draw:id="id27" draw:layer="layout" svg:width="5.5cm" svg:height="0.889cm" svg:x="35.25cm" svg:y="42.695cm">
          <draw:text-box>
            <text:p text:style-name="P3"><text:span text:style-name="T2">text_encoding_error</text:span></text:p>
            <text:p text:style-name="P3"><text:span text:style-name="T3">Text encoding error</text:span></text:p>
          </draw:text-box>
        </draw:frame>
        <draw:connector draw:style-name="gr3" draw:text-style-name="P3" draw:layer="layout" draw:type="curve" svg:x1="35.25cm" svg:y1="43.139cm" svg:x2="32.25cm" svg:y2="42.667cm" draw:start-shape="id27" draw:start-glue-point="3" draw:end-shape="id25" draw:end-glue-point="5" svg:d="m35250 43139c-2250 0-750-472-3000-472" svg:viewBox="0 0 3001 473">
          <text:p/>
        </draw:connector>
        <draw:frame draw:style-name="gr2" draw:text-style-name="P4" xml:id="id28" draw:id="id28" draw:layer="layout" svg:width="4cm" svg:height="0.622cm" svg:x="7.8cm" svg:y="34.85cm">
          <draw:text-box>
            <text:p text:style-name="P3"><text:span text:style-name="T2">std::bad_alloc</text:span></text:p>
          </draw:text-box>
        </draw:frame>
        <draw:connector draw:style-name="gr3" draw:text-style-name="P3" draw:layer="layout" draw:type="curve" svg:x1="27cm" svg:y1="35.192cm" svg:x2="11.8cm" svg:y2="35.161cm" draw:start-shape="id13" draw:start-glue-point="5" draw:end-shape="id28" draw:end-glue-point="1" svg:d="m27000 35192c-11400 0-3800-31-15200-31" svg:viewBox="0 0 15201 32">
          <text:p/>
        </draw:connector>
        <draw:connector draw:style-name="gr3" draw:text-style-name="P3" draw:layer="layout" draw:type="curve" svg:x1="7.8cm" svg:y1="35.161cm" svg:x2="5.5cm" svg:y2="24.688cm" draw:start-shape="id28" draw:start-glue-point="3" draw:end-shape="id22" draw:end-glue-point="6" svg:d="m7800 35161c-1725 0-575-10473-2300-10473" svg:viewBox="0 0 2301 10474">
          <text:p/>
        </draw:connector>
        <draw:frame draw:style-name="gr1" draw:text-style-name="P2" draw:layer="layout" svg:width="3.75cm" svg:height="1.631cm" svg:x="20cm" svg:y="20.99cm">
          <draw:text-box>
            <text:p text:style-name="P1"><text:span text:style-name="T1">sm_bReentering</text:span></text:p>
          </draw:text-box>
        </draw:frame>
        <draw:connector draw:style-name="gr3" draw:text-style-name="P3" draw:layer="layout" draw:type="curve" svg:x1="20cm" svg:y1="21.444cm" svg:x2="17.5cm" svg:y2="24.372cm" draw:start-shape="id29" draw:start-glue-point="3" draw:end-shape="id2" draw:end-glue-point="5" svg:d="m20000 21444c-1875 0-625 2928-2500 2928" svg:viewBox="0 0 2501 2929">
          <text:p/>
        </draw:connector>
        <draw:frame draw:style-name="gr2" draw:text-style-name="P5" xml:id="id29" draw:id="id29" draw:layer="layout" svg:width="3.75cm" svg:height="0.889cm" svg:x="20cm" svg:y="21cm">
          <draw:text-box>
            <text:p text:style-name="P3"><text:span text:style-name="T2">assertion_error</text:span></text:p>
            <text:p text:style-name="P3"><text:span text:style-name="T3">An assertion failed</text:span></text:p>
          </draw:text-box>
        </draw:frame>
        <draw:frame draw:style-name="gr10" draw:text-style-name="P7" draw:layer="layout" svg:width="7.75cm" svg:height="3.701cm" svg:x="62.25cm" svg:y="0.002cm">
          <draw:text-box>
            <text:p text:style-name="P6"><text:span text:style-name="T5">Key</text:span></text:p>
            <text:p text:style-name="P6"><text:span text:style-name="T6">member</text:span><text:span text:style-name="T6"><text:tab/></text:span><text:span text:style-name="T6">Regular member</text:span></text:p>
            <text:p text:style-name="P6"><text:span text:style-name="T7">member</text:span><text:span text:style-name="T6"><text:tab/></text:span><text:span text:style-name="T6">Abstract member</text:span></text:p>
            <text:p text:style-name="P6"><text:span text:style-name="T6">member +</text:span><text:span text:style-name="T6"><text:tab/></text:span><text:span text:style-name="T6">Override</text:span></text:p>
            <text:p text:style-name="P6"><text:span text:style-name="T8">member </text:span><text:span text:style-name="T9">IE+</text:span><text:span text:style-name="T8"><text:tab/></text:span><text:span text:style-name="T6">Override for Linux</text:span></text:p>
            <text:p text:style-name="P6"><text:span text:style-name="T9">member</text:span><text:span text:style-name="T8"><text:tab/></text:span><text:span text:style-name="T8">Member o</text:span><text:span text:style-name="T6">nly defined for Linux</text:span></text:p>
            <text:p text:style-name="P6"><text:span text:style-name="T9">member IE+</text:span><text:span text:style-name="T8"><text:tab/></text:span><text:span text:style-name="T6">Override only defined for Linux</text:span></text:p>
          </draw:text-box>
        </draw:frame>
        <draw:connector draw:style-name="gr3" draw:text-style-name="P3" draw:layer="layout" draw:type="curve" svg:x1="27cm" svg:y1="31.644cm" svg:x2="23.75cm" svg:y2="24.709cm" draw:start-shape="id30" draw:start-glue-point="3" draw:end-shape="id1" draw:end-glue-point="11" svg:d="m27000 31644c-2437 0-813-6935-3250-6935" svg:viewBox="0 0 3251 6936">
          <text:p/>
        </draw:connector>
        <draw:frame draw:style-name="gr6" draw:text-style-name="P5" xml:id="id31" draw:id="id31" draw:layer="layout" svg:width="5.45cm" svg:height="0.889cm" svg:x="35.3cm" svg:y="32.002cm">
          <draw:text-box>
            <text:p text:style-name="P3"><text:span text:style-name="T2">null_pointer_error</text:span></text:p>
            <text:p text:style-name="P3"><text:span text:style-name="T3">Attempt to dereference a NULL pointer</text:span></text:p>
          </draw:text-box>
        </draw:frame>
        <draw:connector draw:style-name="gr3" draw:text-style-name="P3" draw:layer="layout" draw:type="curve" svg:x1="35.3cm" svg:y1="32.446cm" svg:x2="32.25cm" svg:y2="31.866cm" draw:start-shape="id31" draw:start-glue-point="3" draw:end-shape="id30" draw:end-glue-point="5" svg:d="m35300 32446c-2287 0-763-580-3050-580" svg:viewBox="0 0 3051 581">
          <text:p/>
        </draw:connector>
        <draw:frame draw:style-name="gr2" draw:text-style-name="P5" xml:id="id30" draw:id="id30" draw:layer="layout" svg:width="5.25cm" svg:height="0.889cm" svg:x="27cm" svg:y="31.2cm">
          <draw:text-box>
            <text:p text:style-name="P3"><text:span text:style-name="T4">memory_address_error</text:span></text:p>
            <text:p text:style-name="P3"><text:span text:style-name="T3">Memory access violation (segfault)</text:span></text:p>
          </draw:text-box>
          <draw:glue-point draw:id="4" svg:x="5cm" svg:y="-2.5cm"/>
          <draw:glue-point draw:id="5" svg:x="5cm" svg:y="2.5cm"/>
        </draw:frame>
        <draw:frame draw:style-name="gr6" draw:text-style-name="P5" xml:id="id32" draw:id="id32" draw:layer="layout" svg:width="5.45cm" svg:height="0.889cm" svg:x="35.3cm" svg:y="30.503cm">
          <draw:text-box>
            <text:p text:style-name="P3"><text:span text:style-name="T2">memory_access_error</text:span></text:p>
            <text:p text:style-name="P3"><text:span text:style-name="T3">Invalid memory access (misaligned pointer)</text:span></text:p>
          </draw:text-box>
        </draw:frame>
        <draw:connector draw:style-name="gr3" draw:text-style-name="P3" draw:layer="layout" draw:type="curve" svg:x1="35.3cm" svg:y1="30.947cm" svg:x2="32.25cm" svg:y2="31.422cm" draw:start-shape="id32" draw:end-shape="id30" draw:end-glue-point="4" svg:d="m35300 30947c-2287 0-763 475-3050 475" svg:viewBox="0 0 3051 476">
          <text:p/>
        </draw:connector>
        <draw:frame draw:style-name="gr2" draw:text-style-name="P5" xml:id="id33" draw:id="id33" draw:layer="layout" svg:width="5.25cm" svg:height="1.156cm" svg:x="27cm" svg:y="18.594cm">
          <draw:text-box>
            <text:p text:style-name="P3"><text:span text:style-name="T4">domain_error</text:span></text:p>
            <text:p text:style-name="P3"><text:span text:style-name="T3">Attempt to assign a value not in the domain of the target type</text:span></text:p>
          </draw:text-box>
        </draw:frame>
        <draw:connector draw:style-name="gr3" draw:text-style-name="P3" draw:layer="layout" draw:type="curve" svg:x1="27cm" svg:y1="19.172cm" svg:x2="23.75cm" svg:y2="24.464cm" draw:start-shape="id33" draw:start-glue-point="3" draw:end-shape="id1" draw:end-glue-point="8" svg:d="m27000 19172c-2437 0-813 5292-3250 5292" svg:viewBox="0 0 3251 5293">
          <text:p/>
        </draw:connector>
      </draw:page>
      <draw:page draw:name="DESIGN_8503 Stack tracing" draw:style-name="dp1" draw:master-page-name="Predefinito">
        <draw:custom-shape draw:style-name="gr11" draw:text-style-name="P9" draw:layer="layout" svg:width="10.9cm" svg:height="6.4cm" svg:x="11.85cm" svg:y="4.9cm">
          <text:p text:style-name="P8"><text:span text:style-name="T10">Platform-</text:span></text:p>
          <text:p text:style-name="P8"><text:span text:style-name="T10">controlled</text:span></text:p>
          <text:p text:style-name="P8"><text:span text:style-name="T10">execution</text:span></text:p>
          <draw:enhanced-geometry svg:viewBox="0 0 21600 21600" draw:extrusion="false" draw:type="rectangle" draw:enhanced-path="M 0 0 L 21600 0 21600 21600 0 21600 0 0 Z N"/>
        </draw:custom-shape>
        <draw:custom-shape draw:style-name="gr12" draw:text-style-name="P10" draw:layer="layout" svg:width="22.55cm" svg:height="7.5cm" svg:x="22.95cm" svg:y="4.65cm">
          <text:p text:style-name="P8"><text:span text:style-name="T10">Inside catch block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5" draw:id="id35" draw:layer="layout" svg:width="3.55cm" svg:height="1.2cm" svg:x="12.8cm" svg:y="6.05cm">
          <text:p text:style-name="P3"><text:span text:style-name="T11">Unwind to next</text:span></text:p>
          <text:p text:style-name="P3"><text:span text:style-name="T11">stack f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xml:id="id40" draw:id="id40" draw:layer="layout" svg:width="4.3cm" svg:height="2.5cm" svg:x="35cm" svg:y="5.4cm">
          <text:p text:style-name="P3"><text:span text:style-name="T11">Final</text:span></text:p>
          <text:p text:style-name="P3"><text:span text:style-name="T11">catch block</text:span></text:p>
          <text:p text:style-name="P3"><text:span text:style-name="T11">in main(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1" xml:id="id39" draw:id="id39" draw:layer="layout" svg:width="5.15cm" svg:height="1.55cm" svg:x="12cm" svg:y="11.85cm">
          <text:p text:style-name="P3"><text:span text:style-name="T11">_scope_trace destructor</text:span></text:p>
          <text:p text:style-name="P3"><text:span text:style-name="T11">adds stack frame to</text:span></text:p>
          <text:p text:style-name="P3"><text:span text:style-name="T11">current <text:s/>tr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3" draw:layer="layout" svg:x1="11.15cm" svg:y1="3.325cm" svg:x2="14.575cm" svg:y2="6.05cm" draw:start-shape="id34" draw:start-glue-point="7" draw:end-shape="id35" draw:end-glue-point="4" svg:d="m11150 3325h3425v2725" svg:viewBox="0 0 3426 2726">
          <text:p/>
        </draw:connector>
        <draw:custom-shape draw:style-name="gr16" draw:text-style-name="P12" xml:id="id36" draw:id="id36" draw:layer="layout" svg:width="4.3cm" svg:height="2.5cm" svg:x="17.6cm" svg:y="5.4cm">
          <text:p text:style-name="P3"><text:span text:style-name="T11">Matching</text:span></text:p>
          <text:p text:style-name="P3"><text:span text:style-name="T11">catch block</text:span></text:p>
          <text:p text:style-name="P3"><text:span text:style-name="T11">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3" draw:layer="layout" svg:x1="17.6cm" svg:y1="6.65cm" svg:x2="16.35cm" svg:y2="6.65cm" draw:start-shape="id36" draw:start-glue-point="5" draw:end-shape="id35" draw:end-glue-point="7" svg:d="m17600 6650h-1250" svg:viewBox="0 0 1251 1">
          <text:p/>
        </draw:connector>
        <draw:connector draw:style-name="gr15" draw:text-style-name="P3" draw:layer="layout" svg:x1="14.575cm" svg:y1="7.25cm" svg:x2="14.575cm" svg:y2="8.2cm" draw:start-shape="id35" draw:start-glue-point="6" draw:end-shape="id37" svg:d="m14575 7250v950" svg:viewBox="0 0 1 951">
          <text:p/>
        </draw:connector>
        <draw:frame draw:style-name="gr17" draw:text-style-name="P14" draw:layer="layout" svg:width="0.569cm" svg:height="0.525cm" svg:x="21.9cm" svg:y="6.1cm">
          <draw:text-box>
            <text:p text:style-name="P13"><text:span text:style-name="T11">Yes</text:span></text:p>
          </draw:text-box>
        </draw:frame>
        <draw:connector draw:style-name="gr15" draw:text-style-name="P3" draw:layer="layout" svg:x1="21.9cm" svg:y1="6.65cm" svg:x2="23.5cm" svg:y2="6.65cm" draw:start-shape="id36" draw:start-glue-point="7" draw:end-shape="id38" draw:end-glue-point="5" svg:d="m21900 6650h1600" svg:viewBox="0 0 1601 1">
          <text:p/>
        </draw:connector>
        <draw:connector draw:style-name="gr15" draw:text-style-name="P3" draw:layer="layout" svg:x1="17.15cm" svg:y1="12.625cm" svg:x2="19.75cm" svg:y2="7.9cm" draw:start-shape="id39" draw:start-glue-point="7" draw:end-shape="id36" draw:end-glue-point="6" svg:d="m17150 12625h2600v-4725" svg:viewBox="0 0 2601 4726">
          <text:p/>
        </draw:connector>
        <draw:frame draw:style-name="gr18" draw:text-style-name="P15" draw:layer="layout" svg:width="0.48cm" svg:height="0.412cm" svg:x="17cm" svg:y="6.1cm">
          <draw:text-box>
            <text:p text:style-name="P8"><text:span text:style-name="T11">No</text:span></text:p>
          </draw:text-box>
        </draw:frame>
        <draw:custom-shape draw:style-name="gr19" draw:text-style-name="P12" xml:id="id38" draw:id="id38" draw:layer="layout" svg:width="4.3cm" svg:height="2.5cm" svg:x="23.5cm" svg:y="5.4cm">
          <text:p text:style-name="P3"><text:span text:style-name="T11">Catch block</text:span></text:p>
          <text:p text:style-name="P3"><text:span text:style-name="T11">executes throw;</text:span></text:p>
          <text:p text:style-name="P3"><text:span text:style-name="T11">statem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0" draw:text-style-name="P14" draw:layer="layout" svg:width="0.569cm" svg:height="0.412cm" svg:x="37.4cm" svg:y="8cm">
          <draw:text-box>
            <text:p text:style-name="P13"><text:span text:style-name="T11">Yes</text:span></text:p>
          </draw:text-box>
        </draw:frame>
        <draw:connector draw:style-name="gr15" draw:text-style-name="P3" draw:layer="layout" svg:x1="37.15cm" svg:y1="7.9cm" svg:x2="37.15cm" svg:y2="9cm" draw:start-shape="id40" draw:start-glue-point="6" draw:end-shape="id41" draw:end-glue-point="4" svg:d="m37150 7900v1100" svg:viewBox="0 0 1 1101">
          <text:p/>
        </draw:connector>
        <draw:frame draw:style-name="gr21" draw:text-style-name="P14" draw:layer="layout" svg:width="0.48cm" svg:height="0.412cm" svg:x="39.3cm" svg:y="6.1cm">
          <draw:text-box>
            <text:p text:style-name="P13"><text:span text:style-name="T11">No</text:span></text:p>
          </draw:text-box>
        </draw:frame>
        <draw:custom-shape draw:style-name="gr22" draw:text-style-name="P12" xml:id="id43" draw:id="id43" draw:layer="layout" svg:width="4cm" svg:height="1.75cm" svg:x="46.1cm" svg:y="5.8cm">
          <text:p text:style-name="P3"><text:span text:style-name="T11">Exception block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2" xml:id="id42" draw:id="id42" draw:layer="layout" svg:width="4.7cm" svg:height="1.75cm" svg:x="40.4cm" svg:y="5.8cm">
          <text:p text:style-name="P3"><text:span text:style-name="T11">Print stack trace</text:span></text:p>
          <text:p text:style-name="P3"><text:span text:style-name="T11">(before it’s discarded);</text:span></text:p>
          <text:p text:style-name="P3"><text:span text:style-name="T11">main() will return 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3" draw:layer="layout" svg:x1="39.3cm" svg:y1="6.65cm" svg:x2="40.4cm" svg:y2="6.675cm" draw:start-shape="id40" draw:end-shape="id42" draw:end-glue-point="5" svg:d="m39300 6650h551v25h549" svg:viewBox="0 0 1101 26">
          <text:p/>
        </draw:connector>
        <draw:connector draw:style-name="gr15" draw:text-style-name="P3" draw:layer="layout" svg:x1="45.1cm" svg:y1="6.675cm" svg:x2="46.1cm" svg:y2="6.675cm" draw:start-shape="id42" draw:start-glue-point="7" draw:end-shape="id43" draw:end-glue-point="5" svg:d="m45100 6675h1000" svg:viewBox="0 0 1001 1">
          <text:p/>
        </draw:connector>
        <draw:connector draw:style-name="gr15" draw:text-style-name="P3" draw:layer="layout" draw:line-skew="-0.899cm" svg:x1="25.65cm" svg:y1="5.4cm" svg:x2="14.575cm" svg:y2="6.05cm" draw:start-shape="id38" draw:start-glue-point="4" draw:end-shape="id35" draw:end-glue-point="4" svg:d="m25650 5400v-1400h-11075v2050" svg:viewBox="0 0 11076 2051">
          <text:p/>
        </draw:connector>
        <draw:frame draw:style-name="gr24" draw:text-style-name="P14" draw:layer="layout" svg:width="0.569cm" svg:height="0.412cm" svg:x="25.8cm" svg:y="4.9cm">
          <draw:text-box>
            <text:p text:style-name="P13"><text:span text:style-name="T11">Yes</text:span></text:p>
          </draw:text-box>
        </draw:frame>
        <draw:custom-shape draw:style-name="gr25" draw:text-style-name="P12" xml:id="id44" draw:id="id44" draw:layer="layout" svg:width="4.75cm" svg:height="2.5cm" svg:x="29cm" svg:y="5.4cm">
          <text:p text:style-name="P3"><text:span text:style-name="T11">Caught</text:span></text:p>
          <text:p text:style-name="P3"><text:span text:style-name="T11">exception is</text:span></text:p>
          <text:p text:style-name="P3"><text:span text:style-name="T11">abc::exception?</text:span></text:p>
          <text:p text:style-name="P3"><text:span text:style-name="T1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6" draw:text-style-name="P14" draw:layer="layout" svg:width="0.48cm" svg:height="0.412cm" svg:x="27.9cm" svg:y="6.1cm">
          <draw:text-box>
            <text:p text:style-name="P13"><text:span text:style-name="T11">No</text:span></text:p>
          </draw:text-box>
        </draw:frame>
        <draw:connector draw:style-name="gr15" draw:text-style-name="P3" draw:layer="layout" svg:x1="27.8cm" svg:y1="6.65cm" svg:x2="29cm" svg:y2="6.65cm" draw:start-shape="id38" draw:start-glue-point="7" draw:end-shape="id44" draw:end-glue-point="5" svg:d="m27800 6650h1200" svg:viewBox="0 0 1201 1">
          <text:p/>
        </draw:connector>
        <draw:connector draw:style-name="gr15" draw:text-style-name="P3" draw:layer="layout" svg:x1="39.3cm" svg:y1="10.25cm" svg:x2="48.1cm" svg:y2="7.55cm" draw:start-shape="id41" draw:start-glue-point="7" draw:end-shape="id43" draw:end-glue-point="6" svg:d="m39300 10250h8800v-2700" svg:viewBox="0 0 8801 2701">
          <text:p/>
        </draw:connector>
        <draw:frame draw:style-name="gr27" draw:text-style-name="P14" draw:layer="layout" svg:width="0.48cm" svg:height="0.412cm" svg:x="33.8cm" svg:y="6.1cm">
          <draw:text-box>
            <text:p text:style-name="P13"><text:span text:style-name="T11">No</text:span></text:p>
          </draw:text-box>
        </draw:frame>
        <draw:connector draw:style-name="gr15" draw:text-style-name="P3" draw:layer="layout" svg:x1="33.75cm" svg:y1="6.65cm" svg:x2="35cm" svg:y2="6.65cm" draw:start-shape="id44" draw:start-glue-point="7" draw:end-shape="id40" draw:end-glue-point="5" svg:d="m33750 6650h1250" svg:viewBox="0 0 1251 1">
          <text:p/>
        </draw:connector>
        <draw:frame draw:style-name="gr28" draw:text-style-name="P14" draw:layer="layout" svg:width="0.48cm" svg:height="0.412cm" svg:x="39.4cm" svg:y="9.7cm">
          <draw:text-box>
            <text:p text:style-name="P13"><text:span text:style-name="T11">No</text:span></text:p>
          </draw:text-box>
        </draw:frame>
        <draw:custom-shape draw:style-name="gr13" draw:text-style-name="P11" xml:id="id34" draw:id="id34" draw:layer="layout" svg:width="4.45cm" svg:height="1.35cm" svg:x="6.7cm" svg:y="2.65cm">
          <text:p text:style-name="P3"><text:span text:style-name="T11">Discard any current</text:span></text:p>
          <text:p text:style-name="P3"><text:span text:style-name="T11">stack tr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3" draw:layer="layout" svg:x1="8.95cm" svg:y1="5.4cm" svg:x2="8.925cm" svg:y2="4cm" draw:start-shape="id45" draw:start-glue-point="4" draw:end-shape="id34" draw:end-glue-point="6" svg:d="m8950 5400v-699h-25v-701" svg:viewBox="0 0 26 1401">
          <text:p/>
        </draw:connector>
        <draw:connector draw:style-name="gr15" draw:text-style-name="P3" draw:layer="layout" svg:x1="5.8cm" svg:y1="6.675cm" svg:x2="6.8cm" svg:y2="6.65cm" draw:start-shape="id46" draw:start-glue-point="7" draw:end-shape="id45" draw:end-glue-point="5" svg:d="m5800 6675h501v-25h499" svg:viewBox="0 0 1001 26">
          <text:p/>
        </draw:connector>
        <draw:custom-shape draw:style-name="gr29" draw:text-style-name="P12" xml:id="id45" draw:id="id45" draw:layer="layout" svg:width="4.3cm" svg:height="2.5cm" svg:x="6.8cm" svg:y="5.4cm">
          <text:p text:style-name="P3"><text:span text:style-name="T11">abc_throw of</text:span></text:p>
          <text:p text:style-name="P3"><text:span text:style-name="T11">abc::excepti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3" draw:layer="layout" svg:x1="11.1cm" svg:y1="6.65cm" svg:x2="12.8cm" svg:y2="6.65cm" draw:start-shape="id45" draw:start-glue-point="7" draw:end-shape="id35" draw:end-glue-point="5" svg:d="m11100 6650h1700" svg:viewBox="0 0 1701 1">
          <text:p/>
        </draw:connector>
        <draw:frame draw:style-name="gr30" draw:text-style-name="P14" draw:layer="layout" svg:width="0.48cm" svg:height="0.412cm" svg:x="11.2cm" svg:y="6.1cm">
          <draw:text-box>
            <text:p text:style-name="P13"><text:span text:style-name="T11">No</text:span></text:p>
          </draw:text-box>
        </draw:frame>
        <draw:frame draw:style-name="gr31" draw:text-style-name="P14" draw:layer="layout" svg:width="0.569cm" svg:height="0.412cm" svg:x="9.1cm" svg:y="4.9cm">
          <draw:text-box>
            <text:p text:style-name="P13"><text:span text:style-name="T11">Yes</text:span></text:p>
          </draw:text-box>
        </draw:frame>
        <draw:custom-shape draw:style-name="gr32" draw:text-style-name="P12" xml:id="id41" draw:id="id41" draw:layer="layout" svg:width="4.3cm" svg:height="2.5cm" svg:x="35cm" svg:y="9cm">
          <text:p text:style-name="P3"><text:span text:style-name="T11">Catch block</text:span></text:p>
          <text:p text:style-name="P3"><text:span text:style-name="T11">throws a different</text:span></text:p>
          <text:p text:style-name="P3"><text:span text:style-name="T11">objec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3" draw:layer="layout" svg:x1="37.15cm" svg:y1="11.5cm" svg:x2="8.95cm" svg:y2="7.9cm" draw:start-shape="id41" draw:start-glue-point="6" draw:end-shape="id45" draw:end-glue-point="6" svg:d="m37150 11500v502h-28200v-4102" svg:viewBox="0 0 28201 4103">
          <text:p/>
        </draw:connector>
        <draw:custom-shape draw:style-name="gr13" draw:text-style-name="P11" xml:id="id47" draw:id="id47" draw:layer="layout" svg:width="4.95cm" svg:height="1.4cm" svg:x="28.9cm" svg:y="2.7cm">
          <text:p text:style-name="P3"><text:span text:style-name="T11">Will discard stack trace</text:span></text:p>
          <text:p text:style-name="P3"><text:span text:style-name="T11">(in exception’s destruc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3" draw:layer="layout" svg:x1="31.375cm" svg:y1="5.4cm" svg:x2="31.375cm" svg:y2="4.1cm" draw:start-shape="id44" draw:start-glue-point="4" draw:end-shape="id47" draw:end-glue-point="6" svg:d="m31375 5400v-1300" svg:viewBox="0 0 1 1301">
          <text:p/>
        </draw:connector>
        <draw:frame draw:style-name="gr33" draw:text-style-name="P14" draw:layer="layout" svg:width="0.569cm" svg:height="0.412cm" svg:x="31.6cm" svg:y="4.9cm">
          <draw:text-box>
            <text:p text:style-name="P13"><text:span text:style-name="T11">Yes</text:span></text:p>
          </draw:text-box>
        </draw:frame>
        <draw:connector draw:style-name="gr15" draw:text-style-name="P3" draw:layer="layout" svg:x1="33.85cm" svg:y1="3.4cm" svg:x2="37.15cm" svg:y2="5.4cm" draw:start-shape="id47" draw:start-glue-point="7" draw:end-shape="id40" draw:end-glue-point="4" svg:d="m33850 3400h3300v2000" svg:viewBox="0 0 3301 2001">
          <text:p/>
        </draw:connector>
        <draw:custom-shape draw:style-name="gr34" draw:text-style-name="P12" xml:id="id46" draw:id="id46" draw:layer="layout" svg:width="4cm" svg:height="1.75cm" svg:x="1.8cm" svg:y="5.8cm">
          <text:p text:style-name="P3"><text:span text:style-name="T11">Exception throw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5" draw:text-style-name="P12" xml:id="id37" draw:id="id37" draw:layer="layout" svg:width="4.85cm" svg:height="2.5cm" svg:x="12.15cm" svg:y="8.2cm">
          <text:p text:style-name="P3"><text:span text:style-name="T11">Frame has</text:span></text:p>
          <text:p text:style-name="P3"><text:span text:style-name="T11">abc::_scope_trace</text:span></text:p>
          <text:p text:style-name="P3"><text:span text:style-name="T11">instanc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3" draw:layer="layout" svg:x1="14.575cm" svg:y1="10.7cm" svg:x2="14.575cm" svg:y2="11.85cm" draw:start-shape="id37" draw:start-glue-point="6" draw:end-shape="id39" draw:end-glue-point="4" svg:d="m14575 10700v1150" svg:viewBox="0 0 1 1151">
          <text:p/>
        </draw:connector>
        <draw:frame draw:style-name="gr36" draw:text-style-name="P14" draw:layer="layout" svg:width="0.48cm" svg:height="0.412cm" svg:x="17.1cm" svg:y="8.9cm">
          <draw:text-box>
            <text:p text:style-name="P13"><text:span text:style-name="T11">No</text:span></text:p>
          </draw:text-box>
        </draw:frame>
        <draw:frame draw:style-name="gr37" draw:text-style-name="P14" draw:layer="layout" svg:width="0.569cm" svg:height="0.412cm" svg:x="14.756cm" svg:y="10.8cm">
          <draw:text-box>
            <text:p text:style-name="P13"><text:span text:style-name="T11">Yes</text:span></text:p>
          </draw:text-box>
        </draw:frame>
        <draw:connector draw:style-name="gr15" draw:text-style-name="P3" draw:layer="layout" svg:x1="17cm" svg:y1="9.45cm" svg:x2="19.75cm" svg:y2="7.9cm" draw:start-shape="id37" draw:start-glue-point="7" draw:end-shape="id36" draw:end-glue-point="6" svg:d="m17000 9450h2750v-1550" svg:viewBox="0 0 2751 1551">
          <text:p/>
        </draw:connector>
        <draw:frame draw:style-name="gr38" draw:text-style-name="P14" draw:layer="layout" svg:width="0.569cm" svg:height="0.412cm" svg:x="37.401cm" svg:y="11.6cm">
          <draw:text-box>
            <text:p text:style-name="P13"><text:span text:style-name="T11">Yes</text:span></text:p>
          </draw:text-box>
        </draw:frame>
        <draw:frame draw:style-name="gr39" draw:text-style-name="P16" draw:layer="layout" svg:width="25.581cm" svg:height="1.313cm" svg:x="0cm" svg:y="0cm">
          <draw:text-box>
            <text:p><text:span text:style-name="T12">How a stack trace is generated and discarded during exception-driven stack unwinding</text:span></text:p>
          </draw:text-box>
        </draw:frame>
      </draw:page>
      <draw:page draw:name="Base data types" draw:style-name="dp1" draw:master-page-name="Predefinito">
        <draw:frame draw:style-name="gr2" draw:text-style-name="P5" xml:id="id49" draw:id="id49" draw:layer="layout" svg:width="4.75cm" svg:height="1.156cm" svg:x="12.25cm" svg:y="12.75cm">
          <draw:text-box>
            <text:p text:style-name="P3"><text:span text:style-name="T4">_raw_vextr_impl_base</text:span></text:p>
            <text:p text:style-name="P3"><text:span text:style-name="T3">Core functionality independent of item type’s triviality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48" draw:id="id48" draw:layer="layout" svg:width="5.5cm" svg:height="0.889cm" svg:x="19cm" svg:y="11.4cm">
          <draw:text-box>
            <text:p text:style-name="P3"><text:span text:style-name="T4">_raw_complex_vextr_impl</text:span></text:p>
            <text:p text:style-name="P3"><text:span text:style-name="T3">Methods for non-trivial item types</text:span></text:p>
          </draw:text-box>
        </draw:frame>
        <draw:connector draw:style-name="gr3" draw:text-style-name="P3" draw:layer="layout" draw:type="curve" svg:x1="19cm" svg:y1="11.844cm" svg:x2="17cm" svg:y2="13.081cm" draw:start-shape="id48" draw:start-glue-point="3" draw:end-shape="id49" draw:end-glue-point="4" svg:d="m19000 11844c-1500 0-500 1237-2000 1237" svg:viewBox="0 0 2001 1238">
          <text:p/>
        </draw:connector>
        <draw:connector draw:style-name="gr3" draw:text-style-name="P3" draw:layer="layout" draw:type="curve" svg:x1="19cm" svg:y1="14.578cm" svg:x2="17cm" svg:y2="13.575cm" draw:start-shape="id50" draw:start-glue-point="3" draw:end-shape="id49" draw:end-glue-point="5" svg:d="m19000 14578c-1500 0-500-1003-2000-1003" svg:viewBox="0 0 2001 1004">
          <text:p/>
        </draw:connector>
        <draw:frame draw:style-name="gr2" draw:text-style-name="P5" xml:id="id51" draw:id="id51" draw:layer="layout" svg:width="3.5cm" svg:height="0.889cm" svg:x="26.5cm" svg:y="15.75cm">
          <draw:text-box>
            <text:p text:style-name="P3"><text:span text:style-name="T4">_raw_string</text:span></text:p>
            <text:p text:style-name="P3"><text:span text:style-name="T3">String-specific methods</text:span></text:p>
          </draw:text-box>
        </draw:frame>
        <draw:connector draw:style-name="gr3" draw:text-style-name="P3" draw:layer="layout" draw:type="curve" svg:x1="26.5cm" svg:y1="16.194cm" svg:x2="24.5cm" svg:y2="14.825cm" draw:start-shape="id51" draw:start-glue-point="3" draw:end-shape="id50" draw:end-glue-point="5" svg:d="m26500 16194c-1500 0-500-1369-2000-1369" svg:viewBox="0 0 2001 1370">
          <text:p/>
        </draw:connector>
        <draw:frame draw:style-name="gr40" draw:text-style-name="P5" xml:id="id52" draw:id="id52" draw:layer="layout" svg:width="3.25cm" svg:height="1.444cm" svg:x="31.5cm" svg:y="15.5cm">
          <draw:text-box>
            <text:p text:style-name="P3"><text:span text:style-name="T4">base_string_</text:span></text:p>
            <text:p text:style-name="P3"><text:span text:style-name="T13">&lt;C&gt;</text:span></text:p>
            <text:p text:style-name="P3"><text:span text:style-name="T3">Generic read-only string, not user-constructible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1.5cm" svg:y1="16.222cm" svg:x2="30cm" svg:y2="16.194cm" draw:start-shape="id52" draw:start-glue-point="3" draw:end-shape="id51" draw:end-glue-point="1" svg:d="m31500 16222c-1125 0-375-28-1500-28" svg:viewBox="0 0 1501 29">
          <text:p/>
        </draw:connector>
        <draw:connector draw:style-name="gr3" draw:text-style-name="P3" draw:layer="layout" draw:type="curve" svg:x1="37cm" svg:y1="17.472cm" svg:x2="34.75cm" svg:y2="16.531cm" draw:start-shape="id53" draw:start-glue-point="3" draw:end-shape="id52" draw:end-glue-point="5" svg:d="m37000 17472c-1687 0-563-941-2250-941" svg:viewBox="0 0 2251 942">
          <text:p/>
        </draw:connector>
        <draw:frame draw:style-name="gr40" draw:text-style-name="P5" xml:id="id53" draw:id="id53" draw:layer="layout" svg:width="3.75cm" svg:height="1.444cm" svg:x="37cm" svg:y="16.75cm">
          <draw:text-box>
            <text:p text:style-name="P3"><text:span text:style-name="T4">wstring_</text:span></text:p>
            <text:p text:style-name="P3"><text:span text:style-name="T13">&lt;C&gt;</text:span></text:p>
            <text:p text:style-name="P3"><text:span text:style-name="T3">Generic read/write string, not user-constructible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50" draw:id="id50" draw:layer="layout" svg:width="5.5cm" svg:height="1.156cm" svg:x="19cm" svg:y="14cm">
          <draw:text-box>
            <text:p text:style-name="P3"><text:span text:style-name="T4">_raw_trivial_vextr_impl</text:span></text:p>
            <text:p text:style-name="P3"><text:span text:style-name="T3">Methods for trivial item types; supports NUL termination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26.5cm" svg:y1="13.278cm" svg:x2="24.5cm" svg:y2="14.331cm" draw:start-shape="id54" draw:start-glue-point="3" draw:end-shape="id50" draw:end-glue-point="4" svg:d="m26500 13278c-1500 0-500 1053-2000 1053" svg:viewBox="0 0 2001 1054">
          <text:p/>
        </draw:connector>
        <draw:connector draw:style-name="gr3" draw:text-style-name="P3" draw:layer="layout" draw:type="curve" svg:x1="26.5cm" svg:y1="11.828cm" svg:x2="24.5cm" svg:y2="11.844cm" draw:start-shape="id55" draw:start-glue-point="3" draw:end-shape="id48" draw:end-glue-point="1" svg:d="m26500 11828c-1500 0-500 16-2000 16" svg:viewBox="0 0 2001 17">
          <text:p/>
        </draw:connector>
        <draw:frame draw:style-name="gr2" draw:text-style-name="P5" xml:id="id55" draw:id="id55" draw:layer="layout" svg:width="5.25cm" svg:height="1.444cm" svg:x="26.5cm" svg:y="11.106cm">
          <draw:text-box>
            <text:p text:style-name="P3"><text:span text:style-name="T4">_raw_vector_impl</text:span></text:p>
            <text:p text:style-name="P3"><text:span text:style-name="T13">&lt;T, !std::is_trivial&lt;T&gt;&gt;</text:span></text:p>
            <text:p text:style-name="P3"><text:span text:style-name="T3">Abstraction layer for complex and trivial implementations – complex specialization</text:span></text:p>
          </draw:text-box>
        </draw:frame>
        <draw:frame draw:style-name="gr41" draw:text-style-name="P5" xml:id="id56" draw:id="id56" draw:layer="layout" svg:width="2.25cm" svg:height="1.177cm" svg:x="33.75cm" svg:y="11.856cm">
          <draw:text-box>
            <text:p text:style-name="P3"><text:span text:style-name="T4">vector</text:span></text:p>
            <text:p text:style-name="P3"><text:span text:style-name="T13">&lt;T, 0&gt;</text:span></text:p>
            <text:p text:style-name="P3"><text:span text:style-name="T3">Generic vector</text:span></text:p>
          </draw:text-box>
        </draw:frame>
        <draw:connector draw:style-name="gr3" draw:text-style-name="P3" draw:layer="layout" draw:type="curve" draw:line-skew="-0.125cm" svg:x1="33.75cm" svg:y1="12.444cm" svg:x2="31.75cm" svg:y2="11.828cm" draw:start-shape="id56" draw:start-glue-point="3" draw:end-shape="id55" draw:end-glue-point="1" svg:d="m33750 12444c-1687 0-688-616-2000-616" svg:viewBox="0 0 2001 617">
          <text:p/>
        </draw:connector>
        <draw:connector draw:style-name="gr3" draw:text-style-name="P3" draw:layer="layout" draw:type="curve" svg:x1="37.75cm" svg:y1="12.428cm" svg:x2="36cm" svg:y2="12.444cm" draw:start-shape="id57" draw:start-glue-point="3" draw:end-shape="id56" draw:end-glue-point="1" svg:d="m37750 12428c-1312 0-438 16-1750 16" svg:viewBox="0 0 1751 17">
          <text:p/>
        </draw:connector>
        <draw:frame draw:style-name="gr41" draw:text-style-name="P5" xml:id="id57" draw:id="id57" draw:layer="layout" svg:width="3cm" svg:height="1.444cm" svg:x="37.75cm" svg:y="11.706cm">
          <draw:text-box>
            <text:p text:style-name="P3"><text:span text:style-name="T4">vector</text:span></text:p>
            <text:p text:style-name="P3"><text:span text:style-name="T13">&lt;T, ciStatic&gt;</text:span></text:p>
            <text:p text:style-name="P3"><text:span text:style-name="T3">Vector with embedded static array</text:span></text:p>
          </draw:text-box>
          <draw:glue-point draw:id="4" svg:x="5cm" svg:y="-1.931cm"/>
          <draw:glue-point draw:id="5" svg:x="5cm" svg:y="2.16cm"/>
        </draw:frame>
        <draw:frame draw:style-name="gr2" draw:text-style-name="P5" xml:id="id54" draw:id="id54" draw:layer="layout" svg:width="5.25cm" svg:height="1.444cm" svg:x="26.5cm" svg:y="12.556cm">
          <draw:text-box>
            <text:p text:style-name="P3"><text:span text:style-name="T4">_raw_vector_impl</text:span></text:p>
            <text:p text:style-name="P3"><text:span text:style-name="T13">&lt;T, std::is_trivial&lt;T&gt;&gt;</text:span></text:p>
            <text:p text:style-name="P3"><text:span text:style-name="T3">Abstraction layer for complex and trivial implementations – trivial specialization</text:span></text:p>
          </draw:text-box>
        </draw:frame>
        <draw:connector draw:style-name="gr3" draw:text-style-name="P3" draw:layer="layout" draw:type="curve" draw:line-skew="-0.125cm" svg:x1="33.75cm" svg:y1="12.444cm" svg:x2="31.75cm" svg:y2="13.278cm" draw:start-shape="id56" draw:end-shape="id54" draw:end-glue-point="1" svg:d="m33750 12444c-1687 0-688 834-2000 834" svg:viewBox="0 0 2001 835">
          <text:p/>
        </draw:connector>
        <draw:connector draw:style-name="gr3" draw:text-style-name="P3" draw:layer="layout" draw:type="curve" svg:x1="42.75cm" svg:y1="16.278cm" svg:x2="40.75cm" svg:y2="17.163cm" draw:start-shape="id58" draw:start-glue-point="3" draw:end-shape="id53" draw:end-glue-point="4" svg:d="m42750 16278c-1500 0-500 885-2000 885" svg:viewBox="0 0 2001 886">
          <text:p/>
        </draw:connector>
        <draw:frame draw:style-name="gr42" draw:text-style-name="P5" xml:id="id58" draw:id="id58" draw:layer="layout" svg:width="4.25cm" svg:height="1.444cm" svg:x="42.75cm" svg:y="15.556cm">
          <draw:text-box>
            <text:p text:style-name="P3"><text:span text:style-name="T4">wdstring_</text:span></text:p>
            <text:p text:style-name="P3"><text:span text:style-name="T13">&lt;C&gt;</text:span></text:p>
            <text:p text:style-name="P3"><text:span text:style-name="T3">Writable string, always dynamically-allocated</text:span></text:p>
          </draw:text-box>
        </draw:frame>
        <draw:connector draw:style-name="gr3" draw:text-style-name="P3" draw:layer="layout" draw:type="curve" svg:x1="37cm" svg:y1="15.222cm" svg:x2="34.75cm" svg:y2="15.913cm" draw:start-shape="id59" draw:start-glue-point="3" draw:end-shape="id52" draw:end-glue-point="4" svg:d="m37000 15222c-1687 0-563 691-2250 691" svg:viewBox="0 0 2251 692">
          <text:p/>
        </draw:connector>
        <draw:frame draw:style-name="gr41" draw:text-style-name="P5" xml:id="id59" draw:id="id59" draw:layer="layout" svg:width="3.75cm" svg:height="1.444cm" svg:x="37cm" svg:y="14.5cm">
          <draw:text-box>
            <text:p text:style-name="P3"><text:span text:style-name="T4">cstring_</text:span></text:p>
            <text:p text:style-name="P3"><text:span text:style-name="T13">&lt;C&gt;</text:span></text:p>
            <text:p text:style-name="P3"><text:span text:style-name="T3">Read-only, statically- or dynamically-allocated string</text:span></text:p>
          </draw:text-box>
        </draw:frame>
        <draw:connector draw:style-name="gr3" draw:text-style-name="P3" draw:layer="layout" draw:type="curve" svg:x1="42.75cm" svg:y1="18.528cm" svg:x2="40.75cm" svg:y2="17.781cm" draw:start-shape="id60" draw:start-glue-point="3" draw:end-shape="id53" draw:end-glue-point="5" svg:d="m42750 18528c-1500 0-500-747-2000-747" svg:viewBox="0 0 2001 748">
          <text:p/>
        </draw:connector>
        <draw:frame draw:style-name="gr43" draw:text-style-name="P5" xml:id="id60" draw:id="id60" draw:layer="layout" svg:width="4.25cm" svg:height="1.444cm" svg:x="42.75cm" svg:y="17.806cm">
          <draw:text-box>
            <text:p text:style-name="P3"><text:span text:style-name="T4">wsstring_</text:span></text:p>
            <text:p text:style-name="P3"><text:span text:style-name="T13">&lt;cchStatic, C&gt;</text:span></text:p>
            <text:p text:style-name="P3"><text:span text:style-name="T3">Writable string, statically- or dynamically-alloca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unifont" style:font-family-generic-asian="system" style:font-pitch-asian="variable" style:font-size-asian="18pt" style:font-family-complex="unifont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lo D. Di Napoli</meta:initial-creator>
    <meta:creation-date>2010-01-27T10:40:34</meta:creation-date>
    <dc:date>2013-07-05T03:03:21</dc:date>
    <dc:creator>Raffaello D. Di Napoli</dc:creator>
    <meta:editing-duration>P41DT13H37M51S</meta:editing-duration>
    <meta:editing-cycles>359</meta:editing-cycles>
    <meta:generator>LibreOffice/4.0.4.2$Linux_X86_64 LibreOffice_project/400m0$Build-2</meta:generator>
    <meta:document-statistic meta:object-count="151"/>
  </office:meta>
</office:document-meta>
</file>